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1f" officeooo:paragraph-rsid="00128f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ctronics Warehouse</text:p>
      <text:p text:style-name="P1"/>
      <text:p text:style-name="P1">Create database:</text:p>
      <text:p text:style-name="P1"/>
      <text:p text:style-name="P1">mysql&gt; create database warehouse;</text:p>
      <text:p text:style-name="P1">mysql&gt; use warehouse;</text:p>
      <text:p text:style-name="P1"/>
      <text:p text:style-name="P1">Create tables:</text:p>
      <text:p text:style-name="P1"/>
      <text:p text:style-name="P1">mysql&gt; create table Product(product_id int primary key, pname char(20), quantity int, price_per_unit int, min_threshold int, reorder_quant int); <text:s/></text:p>
      <text:p text:style-name="P1">mysql&gt; create table appliance(aproduct_id int primary key, support_period int);</text:p>
      <text:p text:style-name="P1">mysql&gt; create table spare_parts(sproduct_id int primary key);</text:p>
      <text:p text:style-name="P1">mysql&gt; create table dependencies(sproduct_id int primary key, aproduct_id int, foreign key(aproduct_id) references appliance(aproduct_id));</text:p>
      <text:p text:style-name="P1">mysql&gt; create table customer(cust_id int primary key, first_name char(30), last_name char(30), address char(50), total_purchases int);</text:p>
      <text:p text:style-name="P1">mysql&gt; create table employee(emp_id int primary key, first_name char(30), last_name char(30), salary int, join_date date, CHECK(join_date&gt;"2006-01-01" AND join_date&lt;CURDATE()));</text:p>
      <text:p text:style-name="P1">mysql&gt; create table dependants(phone_no int(10) primary key, first_name char(30), last_name char(30),emp_id int, foreign key(emp_id) references employee(</text:p>
      <text:p text:style-name="P1">mysql&gt; create table works_for(mem_id int, wemp_id int primary key);</text:p>
      <text:p text:style-name="P1">mysql&gt; create table department(dept_id int primary key, name char(30));</text:p>
      <text:p text:style-name="P1">mysql&gt; create table</text:p>
      <text:p text:style-name="P1"><text:s text:c="4"/>-&gt; works_in(emp_id int primary key, dept_id int);</text:p>
      <text:p text:style-name="P1">mysql&gt; create table sale (emp_id int, product_id int, cust_id int, transaction_id int, date_of_purchase date, quantity int, foreign key(emp_id) references employee(emp_id), foreign key(product_id) references Product(product_id), foreign key(cust_id) references customer(cust_id)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52:12.565744845</meta:creation-date>
    <dc:date>2016-04-25T14:57:19.545548233</dc:date>
    <meta:editing-duration>PT5M8S</meta:editing-duration>
    <meta:editing-cycles>1</meta:editing-cycles>
    <meta:document-statistic meta:table-count="0" meta:image-count="0" meta:object-count="0" meta:page-count="1" meta:paragraph-count="17" meta:word-count="164" meta:character-count="1484" meta:non-whitespace-character-count="1331"/>
    <meta:generator>LibreOffice/5.0.5.2$Linux_X86_64 LibreOffice_project/00m0$Build-2</meta:generator>
  </office:meta>
</office:document-meta>
</file>